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72C07AEE51B96926.png" manifest:media-type="image/png"/>
  <manifest:file-entry manifest:full-path="Pictures/100002010000032000000258D58B81DCF27F5EBC.png" manifest:media-type="image/png"/>
  <manifest:file-entry manifest:full-path="Pictures/100002010000032000000258CF9405EA88FE2A10.png" manifest:media-type="image/png"/>
  <manifest:file-entry manifest:full-path="Pictures/100002010000032000000258FBC3E34B598FCD92.png" manifest:media-type="image/png"/>
  <manifest:file-entry manifest:full-path="Pictures/100002010000032000000258FBBB9BF31A0902D9.png" manifest:media-type="image/png"/>
  <manifest:file-entry manifest:full-path="Pictures/100002010000032000000258E47F1097947ACD0D.png" manifest:media-type="image/png"/>
  <manifest:file-entry manifest:full-path="Pictures/100002010000032000000258E70BC53619CF3D5F.png" manifest:media-type="image/png"/>
  <manifest:file-entry manifest:full-path="Pictures/1000020100000320000002587617A272D2585439.png" manifest:media-type="image/png"/>
  <manifest:file-entry manifest:full-path="Pictures/10000201000003200000025832937218C615FA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ffd0" officeooo:paragraph-rsid="000cff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cm" svg:y="0.185cm" svg:width="17.59cm" svg:height="13.192cm" draw:z-index="0"><draw:image xlink:href="Pictures/100002010000032000000258FBBB9BF31A0902D9.png" xlink:type="simple" xlink:show="embed" xlink:actuate="onLoad" loext:mime-type="image/png"/></draw:frame></text:p>
      <text:p text:style-name="P1"><draw:frame draw:style-name="fr2" draw:name="Imagen2" text:anchor-type="paragraph" svg:width="17.59cm" svg:height="13.192cm" draw:z-index="1"><draw:image xlink:href="Pictures/100002010000032000000258CF9405EA88FE2A10.png" xlink:type="simple" xlink:show="embed" xlink:actuate="onLoad" loext:mime-type="image/png"/></draw:frame><text:soft-page-break/></text:p>
      <text:p text:style-name="P1"><draw:frame draw:style-name="fr2" draw:name="Imagen3" text:anchor-type="paragraph" svg:width="17.59cm" svg:height="13.192cm" draw:z-index="2"><draw:image xlink:href="Pictures/100002010000032000000258E47F1097947ACD0D.png" xlink:type="simple" xlink:show="embed" xlink:actuate="onLoad" loext:mime-type="image/png"/></draw:frame><text:soft-page-break/></text:p>
      <text:p text:style-name="P1"><draw:frame draw:style-name="fr2" draw:name="Imagen4" text:anchor-type="paragraph" svg:width="17.59cm" svg:height="13.192cm" draw:z-index="3"><draw:image xlink:href="Pictures/100002010000032000000258E70BC53619CF3D5F.png" xlink:type="simple" xlink:show="embed" xlink:actuate="onLoad" loext:mime-type="image/png"/></draw:frame><text:soft-page-break/></text:p>
      <text:p text:style-name="P1"><draw:frame draw:style-name="fr2" draw:name="Imagen5" text:anchor-type="paragraph" svg:width="17.59cm" svg:height="13.192cm" draw:z-index="4"><draw:image xlink:href="Pictures/1000020100000320000002587617A272D2585439.png" xlink:type="simple" xlink:show="embed" xlink:actuate="onLoad" loext:mime-type="image/png"/></draw:frame><text:soft-page-break/></text:p>
      <text:p text:style-name="P1"><draw:frame draw:style-name="fr2" draw:name="Imagen6" text:anchor-type="paragraph" svg:width="17.59cm" svg:height="13.192cm" draw:z-index="5"><draw:image xlink:href="Pictures/10000201000003200000025832937218C615FA9C.png" xlink:type="simple" xlink:show="embed" xlink:actuate="onLoad" loext:mime-type="image/png"/></draw:frame><text:soft-page-break/></text:p>
      <text:p text:style-name="P1"><draw:frame draw:style-name="fr2" draw:name="Imagen7" text:anchor-type="paragraph" svg:width="17.59cm" svg:height="13.192cm" draw:z-index="6"><draw:image xlink:href="Pictures/100002010000032000000258D58B81DCF27F5EBC.png" xlink:type="simple" xlink:show="embed" xlink:actuate="onLoad" loext:mime-type="image/png"/></draw:frame><text:soft-page-break/></text:p>
      <text:p text:style-name="P1"><draw:frame draw:style-name="fr2" draw:name="Imagen8" text:anchor-type="paragraph" svg:width="17.59cm" svg:height="13.192cm" draw:z-index="7"><draw:image xlink:href="Pictures/10000201000003200000025872C07AEE51B96926.png" xlink:type="simple" xlink:show="embed" xlink:actuate="onLoad" loext:mime-type="image/png"/></draw:frame><text:soft-page-break/></text:p>
      <text:p text:style-name="P1"><draw:frame draw:style-name="fr2" draw:name="Imagen9" text:anchor-type="paragraph" svg:width="17.59cm" svg:height="13.192cm" draw:z-index="8"><draw:image xlink:href="Pictures/100002010000032000000258FBC3E34B598FCD9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3:52:38.964398656</meta:creation-date>
    <dc:date>2020-11-06T14:04:35.010266334</dc:date>
    <meta:editing-duration>PT55S</meta:editing-duration>
    <meta:editing-cycles>1</meta:editing-cycles>
    <meta:document-statistic meta:table-count="0" meta:image-count="9" meta:object-count="0" meta:page-count="9" meta:paragraph-count="0" meta:word-count="0" meta:character-count="0" meta:non-whitespace-character-count="0"/>
    <meta:generator>LibreOffice/6.0.7.3$Linux_X86_64 LibreOffice_project/00m0$Build-3</meta:generator>
  </office:meta>
</office:document-meta>
</file>